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4d1" draw:fill="none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svg:stroke-color="#0084d1" draw:fill="none" draw:fill-color="#00dcff" draw:textarea-horizontal-align="justify" draw:textarea-vertical-align="top" draw:auto-grow-height="false"/>
    </style:style>
    <style:style style:name="gr5" style:family="graphic" style:parent-style-name="objectwithoutfill">
      <style:graphic-properties draw:stroke="solid" draw:stroke-dash="Fine_20_Dotted"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draw:stroke-dash="Fine_20_Dotted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8cm" svg:height="3.5cm" svg:x="12.2cm" svg:y="7.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4cm" svg:height="1.527cm" svg:x="12.4cm" svg:y="6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4cm" svg:height="1.527cm" svg:x="12.4cm" svg:y="9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3.1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3.1cm" svg:y="8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3.1cm" svg:y="9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cm" svg:height="0.109cm" svg:x="13.1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layout" svg:width="1.8cm" svg:height="2.027cm" svg:x="16.8cm" svg:y="7.9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527cm" svg:x="17cm" svg:y="7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7cm" svg:y="9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cm" svg:height="13.2cm" svg:x="15.2cm" svg:y="4.1cm">
          <text:p text:style-name="P1">D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4cm" svg:height="13.2cm" svg:x="5.4cm" svg:y="4.1cm">
          <text:p text:style-name="P1">Middle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2.027cm" svg:x="14.2cm" svg:y="2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527cm" svg:x="7.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4.6cm" svg:y="2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4cm" svg:height="5.4cm" svg:x="10.8cm" svg:y="22.627cm">
          <text:p text:style-name="P1">D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527cm" svg:x="6.2cm" svg:y="14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cm" svg:y1="8.8cm" svg:x2="10.4cm" svg:y2="8.8cm">
          <text:p/>
        </draw:line>
        <draw:line draw:style-name="gr5" draw:text-style-name="P1" draw:layer="layout" svg:x1="2.6cm" svg:y1="15.4cm" svg:x2="2.6cm" svg:y2="14.6cm">
          <text:p/>
        </draw:line>
        <draw:g>
          <draw:custom-shape draw:style-name="gr6" draw:text-style-name="P1" draw:layer="layout" svg:width="0.4cm" svg:height="0.871cm" svg:x="13.6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4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4.4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4.8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4cm" svg:height="0.871cm" svg:x="15.2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2.6cm" svg:y1="8.8cm" svg:x2="5.9cm" svg:y2="8.8cm">
          <text:p/>
        </draw:line>
        <draw:line draw:style-name="gr5" draw:text-style-name="P1" draw:layer="layout" svg:x1="14.2cm" svg:y1="8.9cm" svg:x2="15.3cm" svg:y2="8.9cm">
          <text:p/>
        </draw:line>
        <draw:custom-shape draw:style-name="gr1" draw:text-style-name="P1" draw:layer="layout" svg:width="1.8cm" svg:height="3.5cm" svg:x="1.7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4cm" svg:height="1.527cm" svg:x="1.9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.9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2.6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2.6cm" svg:y="1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2.6cm" svg:y="1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2.6cm" svg:y="11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1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cm" svg:height="0.109cm" svg:x="16.6cm" svg:y="20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8cm" svg:y1="15.5cm" svg:x2="9.3cm" svg:y2="15.5cm">
          <text:p/>
        </draw:line>
        <draw:custom-shape draw:style-name="gr4" draw:text-style-name="P1" draw:layer="layout" svg:width="10.7cm" svg:height="4.1cm" svg:x="1.4cm" svg:y="19.1cm">
          <text:p text:style-name="P1">Broke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7cm" svg:y1="15.5cm" svg:x2="19.3cm" svg:y2="15.5cm">
          <text:p/>
        </draw:line>
        <draw:line draw:style-name="gr7" draw:text-style-name="P1" draw:layer="layout" svg:x1="19.3cm" svg:y1="9cm" svg:x2="19.3cm" svg:y2="15.5cm">
          <text:p/>
        </draw:line>
        <draw:line draw:style-name="gr7" draw:text-style-name="P1" draw:layer="layout" svg:x1="18.8cm" svg:y1="9cm" svg:x2="19.3cm" svg:y2="9cm">
          <text:p/>
        </draw:line>
        <draw:g>
          <draw:path draw:style-name="gr8" draw:text-style-name="P1" draw:layer="layout" svg:width="1.099cm" svg:height="0.799cm" svg:x="6cm" svg:y="8.1cm" svg:viewBox="0 0 1100 800" svg:d="m0 0c894 0 1100 400 1100 400v400">
            <text:p/>
          </draw:path>
          <draw:path draw:style-name="gr8" draw:text-style-name="P1" draw:layer="layout" svg:width="1.099cm" svg:height="0.799cm" svg:x="6cm" svg:y="8.9cm" svg:viewBox="0 0 1100 800" svg:d="m0 800c894 0 1100-400 1100-400v-400">
            <text:p/>
          </draw:path>
        </draw:g>
        <draw:g>
          <draw:path draw:style-name="gr8" draw:text-style-name="P1" draw:layer="layout" svg:width="1.099cm" svg:height="0.799cm" svg:x="10.7cm" svg:y="8cm" svg:viewBox="0 0 1100 800" svg:d="m0 0c894 0 1100 400 1100 400v400">
            <text:p/>
          </draw:path>
          <draw:path draw:style-name="gr8" draw:text-style-name="P1" draw:layer="layout" svg:width="1.099cm" svg:height="0.799cm" svg:x="10.7cm" svg:y="8.8cm" svg:viewBox="0 0 1100 800" svg:d="m0 800c894 0 1100-400 1100-400v-400">
            <text:p/>
          </draw:path>
        </draw:g>
        <draw:g>
          <draw:path draw:style-name="gr8" draw:text-style-name="P1" draw:layer="layout" svg:width="1.099cm" svg:height="0.799cm" svg:x="15.4cm" svg:y="8.1cm" svg:viewBox="0 0 1100 800" svg:d="m0 0c894 0 1100 400 1100 400v400">
            <text:p/>
          </draw:path>
          <draw:path draw:style-name="gr8" draw:text-style-name="P1" draw:layer="layout" svg:width="1.099cm" svg:height="0.799cm" svg:x="15.4cm" svg:y="8.9cm" svg:viewBox="0 0 1100 800" svg:d="m0 800c894 0 1100-400 1100-400v-400">
            <text:p/>
          </draw:path>
        </draw:g>
        <draw:g>
          <draw:path draw:style-name="gr8" draw:text-style-name="P1" draw:layer="layout" svg:width="1.099cm" svg:height="0.799cm" svg:x="8.1cm" svg:y="14.7cm" svg:viewBox="0 0 1100 800" svg:d="m1100 0c-894 0-1100 400-1100 400v400">
            <text:p/>
          </draw:path>
          <draw:path draw:style-name="gr8" draw:text-style-name="P1" draw:layer="layout" svg:width="1.099cm" svg:height="0.799cm" svg:x="8.1cm" svg:y="15.5cm" svg:viewBox="0 0 1100 800" svg:d="m1100 800c-894 0-1100-400-1100-400v-400">
            <text:p/>
          </draw:path>
        </draw:g>
        <draw:frame draw:style-name="gr9" draw:text-style-name="P2" draw:layer="layout" svg:width="3.436cm" svg:height="0.687cm" svg:x="5.423cm" svg:y="7.1cm">
          <draw:text-box>
            <text:p><text:span text:style-name="T1">Network Receive</text:span></text:p>
          </draw:text-box>
        </draw:frame>
        <draw:frame draw:style-name="gr9" draw:text-style-name="P2" draw:layer="layout" svg:width="2.945cm" svg:height="0.687cm" svg:x="6.164cm" svg:y="13.613cm">
          <draw:text-box>
            <text:p><text:span text:style-name="T1">Network Send</text:span></text:p>
          </draw:text-box>
        </draw:frame>
        <draw:frame draw:style-name="gr9" draw:text-style-name="P2" draw:layer="layout" svg:width="3.47cm" svg:height="0.687cm" svg:x="10.464cm" svg:y="5.513cm">
          <draw:text-box>
            <text:p><text:span text:style-name="T1">Process Request</text:span></text:p>
          </draw:text-box>
        </draw:frame>
        <draw:frame draw:style-name="gr9" draw:text-style-name="P2" draw:layer="layout" svg:width="2.166cm" svg:height="0.687cm" svg:x="15.664cm" svg:y="6.2cm">
          <draw:text-box>
            <text:p><text:span text:style-name="T1">Database</text:span></text:p>
          </draw:text-box>
        </draw:frame>
        <draw:custom-shape draw:style-name="gr4" draw:text-style-name="P1" draw:layer="layout" svg:width="3.7cm" svg:height="13.2cm" svg:x="1.3cm" svg:y="4.1cm">
          <text:p text:style-name="P1">Client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6cm" svg:y1="8.8cm" svg:x2="2.6cm" svg:y2="9.2cm">
          <text:p/>
        </draw:line>
        <draw:line draw:style-name="gr8" draw:text-style-name="P1" draw:layer="layout" svg:x1="6cm" svg:y1="15.4cm" svg:x2="2.6cm" svg:y2="1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1T16:55:22.119000000</meta:creation-date>
    <dc:date>2013-12-03T20:33:54.505000000</dc:date>
    <meta:editing-duration>PT1H38M43S</meta:editing-duration>
    <meta:editing-cycles>12</meta:editing-cycles>
    <meta:generator>LibreOffice/4.1.3.2$Windows_x86 LibreOffice_project/70feb7d99726f064edab4605a8ab840c50ec57a</meta:generator>
    <meta:document-statistic meta:object-count="63"/>
  </office:meta>
</office:document-meta>
</file>